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07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Bernoulli</text:p>
          </table:table-cell>
          <table:table-cell office:value-type="string" calcext:value-type="string">
            <text:p>Bohr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Fermat</text:p>
          </table:table-cell>
          <table:table-cell office:value-type="string" calcext:value-type="string">
            <text:p>Fouri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Heisenberg</text:p>
          </table:table-cell>
          <table:table-cell office:value-type="string" calcext:value-type="string">
            <text:p>Hilbert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Legend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Monday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8">
            <text:p>Tue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Wednesday</text:p>
          </table:table-cell>
          <table:table-cell office:value-type="time" office:time-value="PT09H00M00S" calcext:value-type="time">
            <text:p>09:0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Thur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6"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Friday</text:p>
          </table:table-cell>
          <table:table-cell office:value-type="time" office:time-value="PT09H00M00S" calcext:value-type="time">
            <text:p>09:0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table:number-columns-spanned="1024" table:number-rows-spanned="1"/>
          <table:covered-table-cell table:number-columns-repeated="1023"/>
        </table:table-row>
        <table:table-row table:style-name="ro2">
          <table:table-cell table:style-name="ce3" office:value-type="string" calcext:value-type="string">
            <text:p>Ahmet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Andreas</text:p>
          </table:table-cell>
          <table:table-cell table:style-name="ce5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Ayse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Erdoga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Erik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Fatma</text:p>
          </table:table-cell>
          <table:table-cell table:style-name="ce5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Gerd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Hasa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Heinrich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Huseyi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Joche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Martina</text:p>
          </table:table-cell>
          <table:table-cell table:style-name="ce5"/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Mehmet</text:p>
          </table:table-cell>
          <table:table-cell table:style-name="ce5"/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Nikolai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Sahra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Sandra</text:p>
          </table:table-cell>
          <table:table-cell table:style-name="ce5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Sofie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Thomas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Tobias</text:p>
          </table:table-cell>
          <table:table-cell table:style-name="ce5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Vitali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Walter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 table:number-rows-repeated="5">
          <table:table-cell table:style-name="ce3"/>
          <table:table-cell table:style-name="ce5"/>
          <table:table-cell table:number-columns-repeated="12"/>
          <table:table-cell table:style-name="ce6" table:number-columns-repeated="1010"/>
        </table:table-row>
        <table:table-row table:style-name="ro1" table:number-rows-repeated="46">
          <table:table-cell table:style-name="Default"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N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0000-00-00T11:38:44.803786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9:44.899937434</meta:creation-date>
    <dc:date>2014-06-02T11:57:36.778499217</dc:date>
    <meta:editing-duration>PT1H4M28S</meta:editing-duration>
    <meta:editing-cycles>27</meta:editing-cycles>
    <meta:generator>LibreOffice/4.1.4.2$Linux_X86_64 LibreOffice_project/410m0$Build-2</meta:generator>
    <meta:document-statistic meta:table-count="1" meta:cell-count="374" meta:object-count="0"/>
  </office:meta>
</office:document-meta>
</file>